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ccf4" officeooo:paragraph-rsid="0010ccf4"/>
    </style:style>
    <style:style style:name="T1" style:family="text">
      <style:text-properties officeooo:rsid="00125b20"/>
    </style:style>
    <style:style style:name="T2" style:family="text">
      <style:text-properties officeooo:rsid="00145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chrijving van de Kedok unit.</text:p>
      <text:p text:style-name="P1"/>
      <text:p text:style-name="P1">Het kastje heeft een afmeting van 10 bij 7 bij 5 centimeters.</text:p>
      <text:p text:style-name="P1"/>
      <text:p text:style-name="P1">Wat <text:span text:style-name="T1">er op de bovenkant zit</text:span>:</text:p>
      <text:p text:style-name="P1">In het midden zit een LCD scherm en er zitten 5 knoppen aan de linker onderzijde.</text:p>
      <text:p text:style-name="P1">Met de meest linkse knop komt in in het menu voor de instellingen.</text:p>
      <text:p text:style-name="P1">Rechts hiervan zit de knop om de scherm updates uit of aan te zetten.</text:p>
      <text:p text:style-name="P1">Hiernaast zitten twee knoppen Up en Down, met deze knoppen kunt het venster waarin de sensor werkt verlagen of verhogen.</text:p>
      <text:p text:style-name="P1">De meest rechtse knop is om de laagste waarde in het scherm te resetten, druk je 3 seconden op de knop dan start het automatisch <text:span text:style-name="T1">kalibreren.</text:span></text:p>
      <text:p text:style-name="P1"/>
      <text:p text:style-name="P1">Aan de voorzijde zit maar één knop voor aan en uit, als je het kastje aan zet zul je een melodie horen.</text:p>
      <text:p text:style-name="P1"/>
      <text:p text:style-name="P1">Linker kant:</text:p>
      <text:p text:style-name="P1">Van voor naar achteren, de eerste aansluiting is een mini USB aansluiting om <text:span text:style-name="T1">de accu</text:span> op te laden.</text:p>
      <text:p text:style-name="P1">Hierachter zit een klein vierkant, <text:span text:style-name="T1">hiermee</text:span> kun je het volume regelen. Dit kun je bedienen met een kleine schroevendraaier of met je nagel.</text:p>
      <text:p text:style-name="P1">Vervolgens zit hierachter een 3.5 mm jackplug voor de sensor kabel.</text:p>
      <text:p text:style-name="P1"><text:span text:style-name="T1">De</text:span> <text:span text:style-name="T2">laatste</text:span> aansluiting is eveneens een 3.5 jack plug voor de koptelefoon.</text:p>
      <text:p text:style-name="P1"/>
      <text:p text:style-name="P1">En ja, ik weet dat een LCD scherm geen enkel nut heeft voor iemand die niet kan zien. Maar zit daar niet over in, je hebt h<text:span text:style-name="T1">et</text:span> niet <text:span text:style-name="T1">nodig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42:50.516000000</meta:creation-date>
    <dc:date>2015-12-02T18:02:40.140000000</dc:date>
    <meta:editing-duration>PT4M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5" meta:word-count="229" meta:character-count="1222" meta:non-whitespace-character-count="1008"/>
  </office:meta>
</office:document-meta>
</file>